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2811in" fo:text-align="justify" style:justify-single-word="false" fo:widows="1" fo:text-indent="0in" style:auto-text-indent="false"/>
      <style:text-properties fo:font-variant="normal" fo:text-transform="none" fo:color="#333333" fo:letter-spacing="normal"/>
    </style:style>
    <style:style style:name="P2" style:family="paragraph" style:parent-style-name="Standard">
      <style:paragraph-properties fo:margin-left="0in" fo:margin-right="0in" style:line-height-at-least="0.2811in" fo:text-align="justify" style:justify-single-word="false" fo:widows="1" fo:text-indent="0in" style:auto-text-indent="false"/>
      <style:text-properties fo:font-variant="normal" fo:text-transform="none" fo:color="#333333" fo:letter-spacing="normal" officeooo:paragraph-rsid="0019ee99"/>
    </style:style>
    <style:style style:name="P3" style:family="paragraph" style:parent-style-name="Standard">
      <style:paragraph-properties fo:margin-left="0in" fo:margin-right="0in" style:line-height-at-least="0.2811in" fo:text-align="justify" style:justify-single-word="false" fo:widows="1" fo:text-indent="0in" style:auto-text-indent="false"/>
      <style:text-properties fo:font-variant="normal" fo:text-transform="none" fo:color="#333333" fo:letter-spacing="normal" officeooo:rsid="0019ee99" officeooo:paragraph-rsid="0019ee99"/>
    </style:style>
    <style:style style:name="T1" style:family="text">
      <style:text-properties style:font-name="Georgia" fo:font-size="12.75pt" fo:font-style="normal" fo:font-weight="normal"/>
    </style:style>
    <style:style style:name="T2" style:family="text">
      <style:text-properties style:font-name="Georgia" fo:font-size="12.75pt" fo:font-style="normal" fo:font-weight="normal" officeooo:rsid="0019ee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2"><text:span text:style-name="T2">Well Im currently an Sr Devops engineer at Joy Global, where I manage <text:s/>to build and release different applications using different tools. Before that I worked in three different companies in which I worked for Citi in Texas as Devops Build and release engineer. </text:span></text:p>
      <text:p text:style-name="P3"><text:span text:style-name="T1">I really love to work in this field where there is lot of communication require with different teams so that work can run smoothly.</text:span></text:p>
      <text:p text:style-name="P3"><text:span text:style-name="T1">We will be learning new things as we have to work on different applications.</text:span></text:p>
      <text:p text:style-name="P3"><text:span text:style-name="T1">I have been with joy global since three years where I worked on many different <text:s/>projects with different teams and environment.</text:span></text:p>
      <text:p text:style-name="P3"><text:span text:style-name="T1">We were about team of 8 members where we use to deploy application from dev to prod.</text:span></text:p>
      <text:p text:style-name="P3"><text:span text:style-name="T1">I use to assist teams if they face any issues apart form that m working on data migration from Svn to Git.</text:span></text:p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5:54:01.541706046</meta:creation-date>
    <dc:date>2016-08-25T16:07:22.057949870</dc:date>
    <meta:editing-duration>PT20S</meta:editing-duration>
    <meta:editing-cycles>1</meta:editing-cycles>
    <meta:document-statistic meta:table-count="0" meta:image-count="0" meta:object-count="0" meta:page-count="1" meta:paragraph-count="6" meta:word-count="142" meta:character-count="785" meta:non-whitespace-character-count="646"/>
    <meta:generator>LibreOffice/5.1.4.2$Linux_X86_64 LibreOffice_project/10m0$Build-2</meta:generator>
  </office:meta>
</office:document-meta>
</file>